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style:text-properties officeooo:rsid="00338cf8" officeooo:paragraph-rsid="00338cf8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7" style:family="paragraph" style:parent-style-name="Text_20_body">
      <style:text-properties officeooo:rsid="003900ce" officeooo:paragraph-rsid="003900ce"/>
    </style:style>
    <style:style style:name="P38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900ce" officeooo:paragraph-rsid="003900ce"/>
    </style:style>
    <style:style style:name="P39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900ce" officeooo:paragraph-rsid="003900ce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41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42" style:family="paragraph" style:parent-style-name="Standard" style:list-style-name="L3">
      <style:text-properties officeooo:rsid="0031a066" officeooo:paragraph-rsid="0031a066"/>
    </style:style>
    <style:style style:name="P43" style:family="paragraph" style:parent-style-name="Standard" style:list-style-name="L3">
      <style:text-properties officeooo:rsid="00339d7b" officeooo:paragraph-rsid="00339d7b"/>
    </style:style>
    <style:style style:name="P44" style:family="paragraph" style:parent-style-name="Standard" style:list-style-name="L4">
      <style:text-properties officeooo:rsid="0035557b" officeooo:paragraph-rsid="0035557b"/>
    </style:style>
    <style:style style:name="P45" style:family="paragraph" style:parent-style-name="Standard" style:list-style-name="L5">
      <style:text-properties officeooo:rsid="0035557b" officeooo:paragraph-rsid="0035557b"/>
    </style:style>
    <style:style style:name="P46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7" style:family="paragraph" style:parent-style-name="Text_20_body">
      <style:text-properties officeooo:rsid="003af04a" officeooo:paragraph-rsid="003af04a"/>
    </style:style>
    <style:style style:name="P48" style:family="paragraph" style:parent-style-name="Text_20_body" style:list-style-name="L6">
      <style:text-properties officeooo:rsid="003af04a" officeooo:paragraph-rsid="003af04a"/>
    </style:style>
    <style:style style:name="P49" style:family="paragraph" style:parent-style-name="Text_20_body" style:list-style-name="L7">
      <style:text-properties officeooo:rsid="003af04a" officeooo:paragraph-rsid="003af04a"/>
    </style:style>
    <style:style style:name="P50" style:family="paragraph" style:parent-style-name="Text_20_body" style:list-style-name="L8">
      <style:text-properties officeooo:rsid="003af04a" officeooo:paragraph-rsid="003af04a"/>
    </style:style>
    <style:style style:name="P51" style:family="paragraph" style:parent-style-name="Text_20_body" style:list-style-name="L9">
      <style:text-properties officeooo:rsid="003af04a" officeooo:paragraph-rsid="003af04a"/>
    </style:style>
    <style:style style:name="P52" style:family="paragraph" style:parent-style-name="Text_20_body">
      <style:text-properties officeooo:rsid="003900ce" officeooo:paragraph-rsid="003900ce"/>
    </style:style>
    <style:style style:name="P53" style:family="paragraph" style:parent-style-name="Text_20_body" style:list-style-name="L8">
      <style:text-properties officeooo:paragraph-rsid="003af04a"/>
    </style:style>
    <style:style style:name="P54" style:family="paragraph" style:parent-style-name="Text_20_body" style:list-style-name="L10">
      <style:text-properties officeooo:rsid="003b1fa7" officeooo:paragraph-rsid="003b1fa7"/>
    </style:style>
    <style:style style:name="P55" style:family="paragraph" style:parent-style-name="Text_20_body">
      <style:text-properties officeooo:rsid="003b1fa7" officeooo:paragraph-rsid="003b1fa7"/>
    </style:style>
    <style:style style:name="P56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900ce" officeooo:paragraph-rsid="003900ce"/>
    </style:style>
    <style:style style:name="P57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900ce" officeooo:paragraph-rsid="003af04a"/>
    </style:style>
    <style:style style:name="P58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900ce" officeooo:paragraph-rsid="003b1fa7"/>
    </style:style>
    <style:style style:name="P59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af04a" officeooo:paragraph-rsid="003af04a"/>
    </style:style>
    <style:style style:name="P60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af04a" officeooo:paragraph-rsid="003af04a" style:font-weight-asian="bold" style:font-weight-complex="bold"/>
    </style:style>
    <style:style style:name="P61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900ce" officeooo:paragraph-rsid="003900ce" style:font-weight-asian="bold" style:font-weight-complex="bold"/>
    </style:style>
    <style:style style:name="P62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b1fa7" officeooo:paragraph-rsid="003b1fa7" style:font-weight-asian="bold" style:font-weight-complex="bold"/>
    </style:style>
    <style:style style:name="P63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b1fa7" officeooo:paragraph-rsid="003b1fa7"/>
    </style:style>
    <style:style style:name="P64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3b1fa7" officeooo:paragraph-rsid="003b1fa7" style:font-weight-asian="normal" style:font-weight-complex="normal"/>
    </style:style>
    <style:style style:name="P65" style:family="paragraph" style:parent-style-name="Text_20_body">
      <style:paragraph-properties fo:margin-top="0in" fo:margin-bottom="0.0402in" loext:contextual-spacing="false" style:shadow="none"/>
      <style:text-properties style:font-name="Courier New" style:text-underline-style="none" fo:font-weight="bold" officeooo:rsid="003b1fa7" officeooo:paragraph-rsid="003b1fa7" style:font-weight-asian="bold" style:font-weight-complex="bold"/>
    </style:style>
    <style:style style:name="P66" style:family="paragraph" style:parent-style-name="Text_20_body">
      <style:paragraph-properties fo:margin-top="0in" fo:margin-bottom="0.0402in" loext:contextual-spacing="false" style:shadow="none"/>
      <style:text-properties style:font-name="Courier New" style:text-underline-style="none" fo:font-weight="normal" officeooo:rsid="003b1fa7" officeooo:paragraph-rsid="003b1fa7" style:font-weight-asian="normal" style:font-weight-complex="normal"/>
    </style:style>
    <style:style style:name="P67" style:family="paragraph" style:parent-style-name="Heading_20_3">
      <style:text-properties officeooo:rsid="002b8001" officeooo:paragraph-rsid="002b8001"/>
    </style:style>
    <style:style style:name="P68" style:family="paragraph" style:parent-style-name="Heading_20_1" style:list-style-name=""/>
    <style:style style:name="P69" style:family="paragraph" style:parent-style-name="Heading_20_1">
      <style:text-properties officeooo:rsid="003900ce" officeooo:paragraph-rsid="003900ce"/>
    </style:style>
    <style:style style:name="P70" style:family="paragraph" style:parent-style-name="Heading_20_1">
      <style:text-properties officeooo:rsid="002b8001" officeooo:paragraph-rsid="002b8001"/>
    </style:style>
    <style:style style:name="P71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74" style:family="paragraph">
      <style:paragraph-properties fo:text-align="center"/>
      <style:text-properties style:font-name="Arial1"/>
    </style:style>
    <style:style style:name="P75" style:family="paragraph">
      <style:text-properties style:font-name="Arial1"/>
    </style:style>
    <style:style style:name="P76" style:family="paragraph">
      <loext:graphic-properties draw:fill="none" draw:fill-color="#ffffff"/>
      <style:text-properties style:font-name="Arial1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5d184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bold" officeooo:rsid="003b1fa7" style:font-style-asian="normal" style:font-weight-asian="bold" style:font-style-complex="normal" style:font-weight-complex="bold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af04a" style:font-weight-asian="bold" style:font-weight-complex="bold"/>
    </style:style>
    <style:style style:name="T42" style:family="text">
      <style:text-properties fo:font-weight="bold" officeooo:rsid="003b1fa7" style:font-weight-asian="bold" style:font-weight-complex="bold"/>
    </style:style>
    <style:style style:name="T43" style:family="text">
      <style:text-properties officeooo:rsid="003af04a"/>
    </style:style>
    <style:style style:name="T44" style:family="text">
      <style:text-properties style:font-name="Liberation Mono"/>
    </style:style>
    <style:style style:name="T45" style:family="text">
      <style:text-properties style:font-name="Liberation Mono" fo:font-style="normal" style:font-style-asian="normal" style:font-style-complex="normal"/>
    </style:style>
    <style:style style:name="T46" style:family="text">
      <style:text-properties style:font-name="Times New Roman1"/>
    </style:style>
    <style:style style:name="T47" style:family="text">
      <style:text-properties style:font-name="Arial1"/>
    </style:style>
    <style:style style:name="T48" style:family="text">
      <style:text-properties style:font-name="Arial1" fo:font-style="normal" style:text-underline-style="none" style:font-style-asian="normal" style:font-style-complex="normal"/>
    </style:style>
    <style:style style:name="T49" style:family="text">
      <style:text-properties style:font-name="Arial1" fo:font-style="normal" style:font-style-asian="normal" style:font-style-complex="normal"/>
    </style:style>
    <style:style style:name="T50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52" style:family="text">
      <style:text-properties style:font-name="Arial1" fo:font-style="italic" style:font-style-asian="italic" style:font-style-complex="italic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3b1fa7"/>
    </style:style>
    <style:style style:name="T57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1">2. Questions <text:span text:style-name="T25">about course</text:span>?</text:p>
      <text:p text:style-name="P21"><text:span text:style-name="T26">3</text:span>. <text:span text:style-name="T28">Review results of Online Learning Platform </text:span>Survey</text:p>
      <text:p text:style-name="P21"><text:tab/><text:span text:style-name="T31">students prefer Google Classroom, Google Meet, and either Google Drive or github.io for material</text:span></text:p>
      <text:p text:style-name="P21"><text:tab/><text:span text:style-name="T31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9">Configure Version Control</text:span>".</text:p>
      <text:p text:style-name="P21"><text:s text:c="6"/>Task should have a brief description, like "<text:span text:style-name="T9">Create new repository on Github</text:span>".</text:p>
      <text:p text:style-name="P21"/>
      <text:p text:style-name="P22"><text:s text:c="2"/><text:span text:style-name="T7">Process for</text:span><text:span text:style-name="T12"> </text:span><text:span text:style-name="T13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2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5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31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9">Using Github</text:span><text:span text:style-name="T18"> slides - example of good profiles.</text:span></text:p>
      <text:p text:style-name="P21"><text:soft-page-break/>2. <text:span text:style-name="T28">Programming Warm-up using Github Classroom: <text:s/>https://classroom.github.com/a/pW0QVFWN</text:span></text:p>
      <text:p text:style-name="P21"><text:tab/><text:span text:style-name="T29">ACTIVATE THE URL</text:span></text:p>
      <text:p text:style-name="P21"><text:span text:style-name="T29"><text:tab/></text:span><text:span text:style-name="T30">PURPOSE IS TO WRITE GOOD QUALITY, READABLE, CORRECT CODE</text:span></text:p>
      <text:p text:style-name="P29"/>
      <text:p text:style-name="P21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72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0">Scrum Guide</text:span><text:span text:style-name="T19"> (official) or </text:span><text:span text:style-name="T10">Comprehensive Scrum Guide</text:span><text:span text:style-name="T19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36">netcat (nc) and ncat are tools for exploring any TCP/IP protocol.</text:p>
      <text:p text:style-name="P34">In class you will use them to actually emulate a web server (answer a</text:p>
      <text:p text:style-name="P34">request from a web browser) or a web browser (send an HTTP request).</text:p>
      <text:p text:style-name="P35">netcat may be installed on Linux and Mac OSX as part of the operating system.</text:p>
      <text:p text:style-name="P34">"ncat" is a newer version that claims to have more features, <text:span text:style-name="T31">but they behave almost the same.</text:span> </text:p>
      <text:p text:style-name="P34">Either netcat or ncat is OK.</text:p>
      <text:p text:style-name="P34"><text:tab/>https://nmap.org/ncat/</text:p>
      <text:p text:style-name="P34"><text:tab/>http://netcat.sourceforge.net/</text:p>
      <text:p text:style-name="P25"/>
      <text:p text:style-name="P30">1. Review Software Process from week 1. </text:p>
      <text:p text:style-name="P30"><text:s text:c="4"/><text:span text:style-name="T34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36">it</text:span>?</text:p>
      <text:p text:style-name="P31"><text:s text:c="4"/>Sahadporn - nice use of internal hyperlinks to create a TOC in one file</text:p>
      <text:p text:style-name="P31"/>
      <text:p text:style-name="P25"><text:span text:style-name="T32">2</text:span>. Review Scrum - with <text:span text:style-name="T32">new</text:span> questions</text:p>
      <text:p text:style-name="P30">3. Git without cmd line?</text:p>
      <text:p text:style-name="P30"><text:s text:c="4"/><text:span text:style-name="T9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33">4</text:span>. Intro to HTTP https://cpske.github.io/ISP/web/HTTP.pdf</text:p>
      <text:p text:style-name="P25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35">create a wiki</text:span></text:p>
      <text:p text:style-name="P27"><text:s text:c="4"/>- <text:span text:style-name="T35">creating pages in a wiki</text:span></text:p>
      <text:p text:style-name="P25"><text:s text:c="4"/>- <text:span text:style-name="T35">link from README to wiki page: ../../wiki/Requirements</text:span></text:p>
      <text:p text:style-name="P25">3. Remote repositories</text:p>
      <text:p text:style-name="P25"><text:tab/>- <text:span text:style-name="T36">Presentation: Git-Remotes</text:span></text:p>
      <text:p text:style-name="P25"><text:soft-page-break/><text:tab/>- commands for using remotes</text:p>
      <text:p text:style-name="P25"><text:tab/>- changing the URL</text:p>
      <text:p text:style-name="P25"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67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P68" text:outline-level="1"/>
      <text:h text:style-name="P72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3164457146" text:style-name="L1">
        <text:list-item>
          <text:p text:style-name="P40">demo create a Django project</text:p>
        </text:list-item>
        <text:list-item>
          <text:p text:style-name="P40">how to create project inside an existing directory <text:span text:style-name="T39">(since you already have repo on Github)</text:span></text:p>
        </text:list-item>
      </text:list>
      <text:p text:style-name="P32">3. KU Polls Iteration 1</text:p>
      <text:list xml:id="list2903559626" text:style-name="L2">
        <text:list-item>
          <text:p text:style-name="P46">Iteration Goal</text:p>
        </text:list-item>
        <text:list-item>
          <text:p text:style-name="P41">Iteration Plan</text:p>
        </text:list-item>
        <text:list-item>
          <text:p text:style-name="P41">Design the UI Pages <text:span text:style-name="T37">&amp; Page Flow</text:span></text:p>
        </text:list-item>
        <text:list-item>
          <text:p text:style-name="P41">Design the Domain Model</text:p>
        </text:list-item>
        <text:list-item>
          <text:p text:style-name="P41">Using a <text:span text:style-name="T37">project</text:span> board - <text:span text:style-name="T37">setup is some work</text:span></text:p>
        </text:list-item>
      </text:list>
      <text:p text:style-name="P32">4. Assignment</text:p>
      <text:list xml:id="list3815814099" text:style-name="L3">
        <text:list-item>
          <text:p text:style-name="P42">Create Iteration Plan in wiki</text:p>
          <text:list>
            <text:list-item>
              <text:p text:style-name="P42">Goal</text:p>
            </text:list-item>
            <text:list-item>
              <text:p text:style-name="P42">Tasks</text:p>
            </text:list-item>
            <text:list-item>
              <text:p text:style-name="P42">Evaluation Criteria</text:p>
            </text:list-item>
          </text:list>
        </text:list-item>
        <text:list-item>
          <text:p text:style-name="P42">Create a project board and add tasks</text:p>
        </text:list-item>
        <text:list-item>
          <text:p text:style-name="P42">Do the work on a branch</text:p>
        </text:list-item>
        <text:list-item>
          <text:p text:style-name="P42">Don't use copy and paste. Type everything yourself. Why?</text:p>
        </text:list-item>
        <text:list-item>
          <text:p text:style-name="P42">When everything works and tests pass, merge into master.</text:p>
        </text:list-item>
        <text:list-item>
          <text:p text:style-name="P42">Push both branches to Github.</text:p>
        </text:list-item>
        <text:list-item>
          <text:p text:style-name="P42">Write a "<text:span text:style-name="T38">Retrospective</text:span>" section in Iteration 1 Plan. Record any useful lessons learned.</text:p>
        </text:list-item>
        <text:list-item>
          <text:p text:style-name="P43">Add any other useful information to your project wiki.</text:p>
          <text:list>
            <text:list-item>
              <text:p text:style-name="P43">Code snippets</text:p>
            </text:list-item>
            <text:list-item>
              <text:p text:style-name="P43">Useful links</text:p>
            </text:list-item>
            <text:list-item>
              <text:p text:style-name="P43">Diagrams, mockups</text:p>
            </text:list-item>
          </text:list>
        </text:list-item>
      </text:list>
      <text:p text:style-name="P33">5. Github Flow</text:p>
      <text:list xml:id="list1670875759" text:style-name="L4">
        <text:list-item>
          <text:p text:style-name="P44">Material: https://cpske.github.io/ISP/git/index#github-flow</text:p>
        </text:list-item>
      </text:list>
      <text:list xml:id="list4048121833" text:style-name="L5">
        <text:list-item>
          <text:p text:style-name="P45">Questions: https://forms.gle/p9thhCt35dV776U6A</text:p>
        </text:list-item>
      </text:list>
      <text:p text:style-name="P32"/>
      <text:h text:style-name="Heading_20_2" text:outline-level="2">If Time Permits</text:h>
      <text:p text:style-name="P32"><text:span text:style-name="T37">6.</text:span> Review of classes in Python?</text:p>
      <text:p text:style-name="P10"/>
      <text:p text:style-name="P9"/>
      <text:h text:style-name="P69" text:outline-level="1">Week 5</text:h>
      <text:p text:style-name="P47">No class due to substitute Songkran holiday.</text:p>
      <text:p text:style-name="P47">Post instructions for course team project.</text:p>
      <text:p text:style-name="P47"/>
      <text:p text:style-name="P37"/>
      <text:h text:style-name="Heading_20_1" text:outline-level="1"><text:soft-page-break/>Week 6</text:h>
      <text:p text:style-name="P47">1. Review what was learned in the Django tutorial.</text:p>
      <text:p text:style-name="P47"/>
      <text:p text:style-name="P47"/>
      <text:p text:style-name="P47">2. Intro to database. <text:s/>Brief intro to save time, more later.</text:p>
      <text:list xml:id="list161881313" text:style-name="L6">
        <text:list-item>
          <text:p text:style-name="P48">database stores data in tables</text:p>
        </text:list-item>
        <text:list-item>
          <text:p text:style-name="P48">tables consist of columns (fields) for attributes of a table and rows for entries in the database.</text:p>
        </text:list-item>
        <text:list-item>
          <text:p text:style-name="P48">each column has a data type. SQL has rich set of data types, see <text:span text:style-name="T47">https://www.w3schools.com/sql/sql_datatypes.asp</text:span>.</text:p>
        </text:list-item>
        <text:list-item>
          <text:p text:style-name="P48">Sometimes SQL data types don't match data types in Java, Python, etc. <text:s text:c="3"/><text:line-break/>Example: <text:span text:style-name="T7">String or str </text:span><text:span text:style-name="T46">are saved in database as </text:span><text:span text:style-name="T7">CHAR(n)</text:span><text:span text:style-name="T46"> or </text:span><text:span text:style-name="T7">VARCHAR(n), n</text:span><text:span text:style-name="T46"> = size.</text:span><text:span text:style-name="T7"><text:line-break/>float (Python)</text:span><text:span text:style-name="T46"> can be saved as </text:span><text:span text:style-name="T7">FLOAT or DECIMAL(width,decs)</text:span><text:span text:style-name="T46">.</text:span></text:p>
        </text:list-item>
        <text:list-item>
          <text:p text:style-name="P48">Each table has a field designated as <text:span text:style-name="T40">Primary Key</text:span>, that uniquely identifies each row in the table.</text:p>
          <text:list>
            <text:list-item>
              <text:p text:style-name="P48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48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48">Structured Query Language (SQL) is the standard language for interacting with a database. This makes databases interoperable. <text:s/></text:p>
          <text:list>
            <text:list-item>
              <text:p text:style-name="P48">Unfortunately, many databases don't support <text:span text:style-name="T11">all</text:span><text:span text:style-name="T20"> of SQL or </text:span><text:span text:style-name="T11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47"><text:span text:style-name="T20">3. Two kinds of SQL databases to understand:</text:span></text:p>
      <text:list xml:id="list590344433" text:style-name="L7">
        <text:list-item>
          <text:p text:style-name="P49"><text:span text:style-name="T48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49"><text:span text:style-name="T48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49"><text:span text:style-name="T20">Most embedded databases can also be used in client-server mode.</text:span></text:p>
        </text:list-item>
      </text:list>
      <text:p text:style-name="P47">Demo:</text:p>
      <text:p text:style-name="P47"/>
      <text:p text:style-name="P47">4. Brief into to Object-Relational Mapping (ORM).</text:p>
      <text:list xml:id="list1774990186" text:style-name="L8">
        <text:list-item>
          <text:p text:style-name="P50"><text:soft-page-break/><text:span text:style-name="T52">Persistence</text:span>: in programming this means retaining data values between executions of a program. <text:s/>It can be to a file, database, or some other form of <text:span text:style-name="T9">non-volatile</text:span><text:span text:style-name="T18"> storage.</text:span></text:p>
        </text:list-item>
        <text:list-item>
          <text:p text:style-name="P50"><text:span text:style-name="T52">Entity</text:span>: a data type that is persisted. The <text:span text:style-name="T9">model classes</text:span><text:span text:style-name="T18"> in MVC design are often </text:span><text:span text:style-name="T9">entities.</text:span><text:span text:style-name="T18"> <text:line-break/>Example: Question and Choice in KU Polls are entities.</text:span></text:p>
        </text:list-item>
        <text:list-item>
          <text:p text:style-name="P50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47"><draw:frame text:anchor-type="paragraph" draw:z-index="0" draw:name="Shape1" draw:style-name="gr1" draw:text-style-name="P76" svg:width="1.237in" svg:height="0.7098in" svg:x="1.1909in" svg:y="0.0945in"><draw:text-box><text:p text:style-name="P74"><text:span text:style-name="T57">Question</text:span></text:p><text:p text:style-name="P75"><text:span text:style-name="T47">- id</text:span></text:p><text:p text:style-name="P75"><text:span text:style-name="T47">- question_text</text:span></text:p></draw:text-box></draw:frame><draw:frame text:anchor-type="paragraph" draw:z-index="1" draw:name="Shape2" draw:style-name="gr2" draw:text-style-name="P78" svg:width="2.7606in" svg:height="0.6622in" svg:x="3.6319in" svg:y="0.128in"><draw:text-box><text:p text:style-name="P77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47"><draw:line text:anchor-type="paragraph" draw:z-index="2" draw:name="Shape3" draw:style-name="gr3" draw:text-style-name="P77" svg:x1="6.3921in" svg:y1="-0.011in" svg:x2="3.6319in" svg:y2="0.0035in"><text:p/></draw:line><draw:line text:anchor-type="paragraph" draw:z-index="3" draw:name="Shape4" draw:style-name="gr3" draw:text-style-name="P77" svg:x1="4.628in" svg:y1="0.4724in" svg:x2="4.6343in" svg:y2="0.0035in"><text:p/></draw:line><draw:line text:anchor-type="paragraph" draw:z-index="4" draw:name="Shape5" draw:style-name="gr4" draw:text-style-name="P77" svg:x1="2.4929in" svg:y1="0.1327in" svg:x2="3.5736in" svg:y2="0.1264in"><text:p/></draw:line></text:p>
      <text:p text:style-name="P37"/>
      <text:list xml:id="list145954977504406" text:continue-numbering="true" text:style-name="L8">
        <text:list-item>
          <text:p text:style-name="P50">To manage this, instead of writing the low-level code to issue SQL commands to the database, we use a framework that performs <text:span text:style-name="T9">object-relational mapping</text:span><text:span text:style-name="T18">. <text:s/>It maps </text:span><text:span text:style-name="T9">objects</text:span><text:span text:style-name="T18"> to </text:span><text:span text:style-name="T9">rows</text:span><text:span text:style-name="T18"> in a </text:span><text:span text:style-name="T9">relational database</text:span><text:span text:style-name="T18">.</text:span></text:p>
        </text:list-item>
        <text:list-item>
          <text:p text:style-name="P50"><text:span text:style-name="T18">ORM needs to provide the 4 basic database operations:</text:span></text:p>
          <text:list>
            <text:list-item>
              <text:p text:style-name="P50"><text:span text:style-name="T49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50"><text:span text:style-name="T50">Retrieve</text:span><text:span text:style-name="T22"> - recreate an object from data in a database</text:span></text:p>
            </text:list-item>
            <text:list-item>
              <text:p text:style-name="P50"><text:span text:style-name="T50">Update</text:span><text:span text:style-name="T22"> - update the saved data for an object already persisted to database</text:span></text:p>
            </text:list-item>
            <text:list-item>
              <text:p text:style-name="P53"><text:span text:style-name="T51">Delete</text:span><text:span text:style-name="T23"> - delete object from database</text:span></text:p>
            </text:list-item>
          </text:list>
        </text:list-item>
        <text:list-item>
          <text:p text:style-name="P50"><text:span text:style-name="T47">Retrieve</text:span> is the most complex of the CRUD operations. <text:s/>It has 2 forms:</text:p>
        </text:list-item>
      </text:list>
      <text:list xml:id="list1089125417" text:style-name="L9">
        <text:list-item>
          <text:list>
            <text:list-item>
              <text:p text:style-name="P51"><text:span text:style-name="T47">Retrieve by id</text:span>. <text:span text:style-name="T7">q = Question.objects.get(id)</text:span> <text:s/>this is easy. Returns one object.</text:p>
            </text:list-item>
            <text:list-item>
              <text:p text:style-name="P51"><text:span text:style-name="T47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1212792219" text:style-name="L10">
        <text:list-item>
          <text:p text:style-name="P54">Every "entity" in Django is a subclass of models.Model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other attribute.<text:line-break/><text:span text:style-name="T7">objects.filter(</text:span><text:span text:style-name="T52">expression</text:span><text:span text:style-name="T45">)</text:span><text:span text:style-name="T18"> - get a </text:span><text:span text:style-name="T45">QuerySet</text:span><text:span text:style-name="T18"> that can be chained and manipulated lazily.</text:span></text:p>
        </text:list-item>
      </text:list>
      <text:p text:style-name="P55"><text:span text:style-name="T18">Exercise: Do this in your KU Polls project (on MacOS and Linux, "python" may be "python3")</text:span></text:p>
      <text:p text:style-name="P39"><text:span text:style-name="T56">python </text:span>manage.<text:span text:style-name="T56">py</text:span> shell</text:p>
      <text:p text:style-name="P39">from polls.models import Question, Choice</text:p>
      <text:p text:style-name="P38"><text:span text:style-name="T56"># Every entity class is a subclass of </text:span><text:span text:style-name="T42">models.Model</text:span> <text:s/></text:p>
      <text:p text:style-name="P38"># <text:span text:style-name="T42">Model</text:span> provides methods for CRUD operations.</text:p>
      <text:p text:style-name="P58"><text:soft-page-break/># <text:span text:style-name="T40">Question.</text:span><text:span text:style-name="T16">objects</text:span> is <text:span text:style-name="T43">provided by the </text:span><text:span text:style-name="T41">Model</text:span><text:span text:style-name="T43"> </text:span>superclass,</text:p>
      <text:p text:style-name="P63"># for query operations.</text:p>
      <text:p text:style-name="P59"># How many poll questions are there?</text:p>
      <text:p text:style-name="P60">Question.objects.count()</text:p>
      <text:p text:style-name="P64">4</text:p>
      <text:p text:style-name="P64"># <text:span text:style-name="T16">Create</text:span> a new Question - who will be the next U.S. president?</text:p>
      <text:p text:style-name="P62">#TODO <text:span text:style-name="T55">import Django's timezone class</text:span></text:p>
      <text:p text:style-name="P62">from ____________ <text:s/>import _________</text:p>
      <text:p text:style-name="P62">q = Question(question_text="Who will be next U.S. president?",</text:p>
      <text:p text:style-name="P62"><text:s text:c="13"/>pub_date=timezone.now())</text:p>
      <text:p text:style-name="P63"># What is the question id? What is the pk?</text:p>
      <text:p text:style-name="P62">print(q.id)</text:p>
      <text:p text:style-name="P63">None</text:p>
      <text:p text:style-name="P62">print(q.pk)</text:p>
      <text:p text:style-name="P63">None</text:p>
      <text:p text:style-name="P63"># <text:span text:style-name="T16">Save</text:span> the question to the database</text:p>
      <text:p text:style-name="P63"><text:span text:style-name="T40">q.save()</text:span></text:p>
      <text:p text:style-name="P63"># Now what are the <text:span text:style-name="T40">id</text:span> and <text:span text:style-name="T40">pk</text:span>?</text:p>
      <text:p text:style-name="P62">print(q.id)</text:p>
      <text:p text:style-name="P62">print(q.pk)</text:p>
      <text:p text:style-name="P63"># How many questions now? (should be previous value <text:span text:style-name="T40">+1</text:span>)</text:p>
      <text:p text:style-name="P62">Question.objects.count()</text:p>
      <text:p text:style-name="P63">5</text:p>
      <text:p text:style-name="P57"># <text:span text:style-name="T24">Retrieve</text:span><text:span text:style-name="T56"> - </text:span>Get all the questions. </text:p>
      <text:p text:style-name="P57"><text:span text:style-name="T43"># </text:span>In a real app this is inefficient and should be avoided.</text:p>
      <text:p text:style-name="P39">Question.objects.all()</text:p>
      <text:p text:style-name="P59"># hard to read. <text:s/>we can use in a loop to see each question:</text:p>
      <text:p text:style-name="P60">for question in Question.objects.all():</text:p>
      <text:p text:style-name="P60"><text:s text:c="4"/>print(question)</text:p>
      <text:p text:style-name="P59"># Get one question by id</text:p>
      <text:p text:style-name="P60">question<text:span text:style-name="T56">1</text:span> = Question.objects.get(id=1)</text:p>
      <text:p text:style-name="P62">print(question1)</text:p>
      <text:p text:style-name="P38"># Query for matching question(s) - <text:span text:style-name="T56">find out election poll.</text:span></text:p>
      <text:p text:style-name="P39">result = Question.objects.filter(<text:span text:style-name="T43">question_text__contains="presid"</text:span>)</text:p>
      <text:p text:style-name="P59"># What <text:span text:style-name="T56">kind of object</text:span> <text:span text:style-name="T56">did</text:span> "filter" return?</text:p>
      <text:p text:style-name="P60">type(result)</text:p>
      <text:p text:style-name="P64">QuerySet</text:p>
      <text:p text:style-name="P59"># How many matches?</text:p>
      <text:p text:style-name="P60"><text:soft-page-break/>len(result)</text:p>
      <text:p text:style-name="P38"># Get the first one</text:p>
      <text:p text:style-name="P39">q<text:span text:style-name="T56">first</text:span> = result.first()</text:p>
      <text:p text:style-name="P39">print(q<text:span text:style-name="T56">first</text:span>)</text:p>
      <text:p text:style-name="P63"># Add some choices for U.S. president.</text:p>
      <text:p text:style-name="P63"># The simplest way is create Choice with a <text:span text:style-name="T14">reference</text:span> to the question</text:p>
      <text:p text:style-name="P62">dems = Choice(choice_text="Joe Biden", question=q)</text:p>
      <text:p text:style-name="P62">dems.save()</text:p>
      <text:p text:style-name="P62">reps = Choice(choice_text="Donald Trump", question=q)</text:p>
      <text:p text:style-name="P62">reps.save()</text:p>
      <text:p text:style-name="P64"># Did Django update the choice_set in this question?</text:p>
      <text:p text:style-name="P64"># Or do we need to "get" the question from database again?</text:p>
      <text:p text:style-name="P62">q.choice_set.all()</text:p>
      <text:p text:style-name="P62"/>
      <text:p text:style-name="P64"># What happened? <text:s/>Did it get the updated choices?</text:p>
      <text:p text:style-name="P64"># This is an example of <text:span text:style-name="T16">lazy instantiation</text:span><text:span text:style-name="T53">, which is useful.</text:span></text:p>
      <text:p text:style-name="P62"/>
      <text:p text:style-name="P64"># What is trump's id?</text:p>
      <text:p text:style-name="P62">reps.id</text:p>
      <text:p text:style-name="P62"><text:span text:style-name="T14"/></text:p>
      <text:p text:style-name="P66"># How many votes for all candidates?</text:p>
      <text:p text:style-name="P66"># This is efficient, esp. when there are many objects to retrieve:</text:p>
      <text:p text:style-name="P65">sum = 0</text:p>
      <text:p text:style-name="P65">for choice in q.choice_set.all():</text:p>
      <text:p text:style-name="P65"><text:s text:c="4"/>sum += choice.votes</text:p>
      <text:p text:style-name="P65">print("Total votes:", sum)</text:p>
      <text:p text:style-name="P66"># More efficient to <text:span text:style-name="T40">let the database do it</text:span>, esp. when many rows.</text:p>
      <text:p text:style-name="P66"># There are many operations you can perform an a QuerySet.</text:p>
      <text:p text:style-name="P66"># See: https://docs.djangoproject.com/en/3.1/topics/db/aggregation/</text:p>
      <text:p text:style-name="P65">from django.db.models import Sum</text:p>
      <text:p text:style-name="P65">q.choice_set.aggregate(Sum('votes'))</text:p>
      <text:p text:style-name="P65">{'votes__sum': 0}</text:p>
      <text:p text:style-name="P65"># <text:span text:style-name="T14">Update</text:span><text:span text:style-name="T55"> - add some votes</text:span></text:p>
      <text:p text:style-name="P62">#<text:span text:style-name="T55"> The Russians secretly add some votes for Trump.</text:span></text:p>
      <text:p text:style-name="P62">reps.votes += 500000</text:p>
      <text:p text:style-name="P62"><text:span text:style-name="T55"># </text:span><text:span text:style-name="T54">Update</text:span><text:span text:style-name="T55"> - you must </text:span><text:span text:style-name="T17">save</text:span><text:span text:style-name="T55"> the changes to database (not automatic).</text:span></text:p>
      <text:p text:style-name="P62">reps.save()</text:p>
      <text:p text:style-name="P62"/>
      <text:p text:style-name="P64"><text:soft-page-break/># did the Russians succeed? <text:s/>Count the votes again.</text:p>
      <text:p text:style-name="P65">q.choice_set.aggregate(Sum('votes'))</text:p>
      <text:p text:style-name="P62"/>
      <text:p text:style-name="P62"># The Chinese hate Trump.</text:p>
      <text:p text:style-name="P64"># Write some code for Chinese hacker to given Biden</text:p>
      <text:p text:style-name="P64"># <text:span text:style-name="T14">twice</text:span> as many votes as Trump has. <text:s/>Save the changes.</text:p>
      <text:p text:style-name="P62"># The Chinese don't know which candidate is Biden,</text:p>
      <text:p text:style-name="P62"># so query it.</text:p>
      <text:p text:style-name="P62">biden = q.choice_set.filter(choice_text__contains='Biden').first()</text:p>
      <text:p text:style-name="P62">trump = q.choice_set.filter(choice_text__contains='Trump').first()</text:p>
      <text:p text:style-name="P64"># Give biden twice as many votes as trump has.</text:p>
      <text:p text:style-name="P64"># Save your changes to the database.</text:p>
      <text:p text:style-name="P62"/>
      <text:p text:style-name="P62"># For each candidate, print his name and vote count.</text:p>
      <text:p text:style-name="P62">for candidate in q.choice_set.all():</text:p>
      <text:p text:style-name="P62"><text:s text:c="3"/>print(.....................)</text:p>
      <text:p text:style-name="P62"/>
      <text:p text:style-name="P62"># <text:span text:style-name="T14">Delete</text:span> operation.</text:p>
      <text:p text:style-name="P64"># A miracle!</text:p>
      <text:p text:style-name="P64"># Just before the election, Trump decides not to run for election!</text:p>
      <text:p text:style-name="P64"># Delete trump as a choice for this poll.</text:p>
      <text:p text:style-name="P62">trump.delete()</text:p>
      <text:p text:style-name="P64"># Notice that Django removes the object's id:</text:p>
      <text:p text:style-name="P62">print(trump.id)</text:p>
      <text:p text:style-name="P62"/>
      <text:p text:style-name="P64"># Did it also change the choice_set? <text:s/>Print all the choices.</text:p>
      <text:p text:style-name="P62"/>
      <text:p text:style-name="P63"># 2. Add it to the Question's choice_set</text:p>
      <text:p text:style-name="P63"/>
      <text:p text:style-name="P57"># Each question "has" some choices. <text:s/>How can we get them? <text:s/></text:p>
      <text:p text:style-name="P57"><text:span text:style-name="T43"># </text:span>In most ORM, <text:span text:style-name="T43">we would write: <text:s text:c="3"/></text:span><text:span text:style-name="T41">q.choices</text:span></text:p>
      <text:p text:style-name="P38"># <text:span text:style-name="T43">B</text:span>ut not in Django! <text:s text:c="2"/>Use:</text:p>
      <text:p text:style-name="P39">q.choice_set</text:p>
      <text:p text:style-name="P57"># Where did <text:span text:style-name="T40">choice_set</text:span> come from? <text:s/></text:p>
      <text:p text:style-name="P57"><text:span text:style-name="T43"># </text:span>Added to Question automatically <text:span text:style-name="T43">by Django, based on Foreign Key.</text:span></text:p>
      <text:p text:style-name="P38"># print the choices</text:p>
      <text:p text:style-name="P38"><text:span text:style-name="T40">for choice in q.choice_set</text:span> <text:s/># doesn't work. choice_set is NOT Iterable</text:p>
      <text:p text:style-name="P39">for choice in q.choice_set.all():</text:p>
      <text:p text:style-name="P38"><text:soft-page-break/><text:s text:c="4"/><text:span text:style-name="T40">print(choice)</text:span></text:p>
      <text:h text:style-name="P70" text:outline-level="1"/>
      <text:h text:style-name="P70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tab/>https://cpske.github.io/ISP/agile/agile-principles-practices</text:p>
      <text:p text:style-name="P5"/>
      <text:h text:style-name="P71" text:outline-level="1"/>
      <text:h text:style-name="P73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<text:soft-page-break/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 text:c="5"/>a) central to architecture of the app. <text:s/>These things force you</text:p>
      <text:p text:style-name="P16"><text:s text:c="7"/>to make some architectural design choices, so it's best to</text:p>
      <text:p text:style-name="P16"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4. Assignment: testing with Selenium</text:p>
      <text:p text:style-name="P19"><text:tab/>https://cpske.github.io/ISP/assignment/selenium/</text:p>
      <text:p text:style-name="P19"/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9-10T14:59:54.587001910</dc:date>
    <meta:editing-duration>P1DT2H6M39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15" meta:paragraph-count="465" meta:word-count="3304" meta:character-count="22688" meta:non-whitespace-character-count="19450"/>
  </office:meta>
</office:document-meta>
</file>